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enlo, Courier, Verdana, sans-serif"/>
    <style:font-face style:name="Courier New" svg:font-family="'Courier New', Courier, mono,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Times New Roman', Times, 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Verdana" svg:font-family="Verdana, Amiko, sans-serif"/>
    <style:font-face style:name="arial" svg:font-family="arial" style:font-family-generic="swiss"/>
  </office:font-face-decls>
  <office:automatic-styles>
    <style:style style:name="P1" style:family="paragraph" style:parent-style-name="Heading_20_2">
      <style:text-properties style:font-name="arial"/>
    </style:style>
    <style:style style:name="P2" style:family="paragraph" style:parent-style-name="Standard">
      <style:paragraph-properties fo:text-align="center" style:justify-single-word="false"/>
      <style:text-properties style:font-name="arial" fo:font-size="20pt" fo:font-weight="bold" officeooo:rsid="0007b4c0" officeooo:paragraph-rsid="0007b4c0" style:font-size-asian="20pt" style:font-weight-asian="bold" style:font-size-complex="20pt" style:font-weight-complex="bold"/>
    </style:style>
    <style:style style:name="P3" style:family="paragraph" style:parent-style-name="Standard">
      <style:text-properties style:font-name="arial" officeooo:rsid="0007b4c0" officeooo:paragraph-rsid="0007b4c0"/>
    </style:style>
    <style:style style:name="P4" style:family="paragraph" style:parent-style-name="Standard">
      <style:text-properties style:font-name="arial" fo:font-weight="bold" officeooo:rsid="00083b5f" officeooo:paragraph-rsid="00083b5f" style:font-weight-asian="bold" style:font-weight-complex="bold"/>
    </style:style>
    <style:style style:name="P5" style:family="paragraph" style:parent-style-name="Standard">
      <style:text-properties style:font-name="arial" fo:font-weight="bold" officeooo:rsid="00088e5d" officeooo:paragraph-rsid="00088e5d" style:font-weight-asian="bold" style:font-weight-complex="bold"/>
    </style:style>
    <style:style style:name="P6" style:family="paragraph" style:parent-style-name="Standard">
      <style:text-properties style:font-name="arial" fo:font-weight="bold" officeooo:rsid="0007b4c0" officeooo:paragraph-rsid="0007b4c0" style:font-weight-asian="bold"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margin-left="0cm" fo:margin-right="0cm" fo:text-align="justify" style:justify-single-word="false" fo:orphans="2" fo:widows="2" fo:text-indent="0cm" style:auto-text-indent="false"/>
      <style:text-properties style:font-name="arial" fo:font-size="12pt" style:font-size-asian="12pt" style:font-size-complex="12pt"/>
    </style:style>
    <style:style style:name="P9" style:family="paragraph" style:parent-style-name="Text_20_body">
      <style:text-properties style:font-name="arial"/>
    </style:style>
    <style:style style:name="P10" style:family="paragraph" style:parent-style-name="Text_20_body">
      <style:text-properties style:font-name="arial" officeooo:paragraph-rsid="000c35be"/>
    </style:style>
    <style:style style:name="P11" style:family="paragraph" style:parent-style-name="Preformatted_20_Text">
      <style:text-properties fo:font-variant="normal" fo:text-transform="none" fo:color="#111111" loext:opacity="100%" style:font-name="arial" fo:font-size="14pt" fo:letter-spacing="normal" fo:font-style="normal" fo:font-weight="normal" officeooo:paragraph-rsid="000fae1c"/>
    </style:style>
    <style:style style:name="P12" style:family="paragraph" style:parent-style-name="Preformatted_20_Text">
      <style:text-properties fo:font-variant="normal" fo:text-transform="none" fo:color="#111111" loext:opacity="100%" style:font-name="arial" fo:font-size="9.75pt" fo:letter-spacing="normal" fo:font-style="normal" fo:font-weight="normal" officeooo:rsid="000c35be" officeooo:paragraph-rsid="000fae1c" style:font-size-asian="14pt" style:font-size-complex="14pt"/>
    </style:style>
    <style:style style:name="P13" style:family="paragraph" style:parent-style-name="Preformatted_20_Text">
      <style:text-properties fo:font-variant="normal" fo:text-transform="none" fo:color="#111111" loext:opacity="100%" style:font-name="arial" fo:font-size="12pt" fo:letter-spacing="normal" fo:font-style="normal" fo:font-weight="normal" officeooo:rsid="000c35be" officeooo:paragraph-rsid="000fae1c" style:font-size-asian="14pt" style:font-size-complex="14pt"/>
    </style:style>
    <style:style style:name="P14" style:family="paragraph" style:parent-style-name="Preformatted_20_Text">
      <style:text-properties fo:font-variant="normal" fo:text-transform="none" fo:color="#111111" loext:opacity="100%" style:font-name="arial" fo:font-size="12pt" fo:letter-spacing="normal" fo:font-style="normal" fo:font-weight="normal" officeooo:rsid="000c35be" officeooo:paragraph-rsid="000fae1c" style:font-size-asian="12pt" style:font-size-complex="12pt"/>
    </style:style>
    <style:style style:name="P15"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212529" loext:opacity="100%" style:font-name="Verdana" fo:font-size="9pt" fo:letter-spacing="normal" fo:font-style="normal" fo:font-weight="normal"/>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loext:opacity="100%" style:font-name="Verdana" fo:font-size="9pt" fo:letter-spacing="normal" fo:font-style="normal" fo:font-weight="normal" officeooo:paragraph-rsid="0012905c"/>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loext:opacity="100%" style:font-name="arial" fo:font-size="12pt" fo:letter-spacing="normal" fo:font-style="normal" fo:font-weight="normal" officeooo:paragraph-rsid="0012905c" style:font-size-asian="12pt" style:font-size-complex="12pt"/>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12529" loext:opacity="100%" style:font-name="arial" fo:font-size="12pt" fo:letter-spacing="normal" fo:font-style="normal" fo:font-weight="normal" style:font-size-asian="12pt" style:font-size-complex="12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12529" loext:opacity="100%" style:font-name="arial" fo:font-size="12pt" fo:letter-spacing="normal" fo:font-style="normal" fo:font-weight="normal" style:font-size-asian="12pt" style:font-size-complex="12pt"/>
    </style:style>
    <style:style style:name="P20" style:family="paragraph" style:parent-style-name="Standard">
      <style:text-properties fo:font-variant="normal" fo:text-transform="none" fo:color="#212529" loext:opacity="100%" style:font-name="arial" fo:font-size="12pt" fo:letter-spacing="normal" fo:font-style="normal" fo:font-weight="normal" officeooo:rsid="000c35be" officeooo:paragraph-rsid="000c35be" style:font-size-asian="12pt" style:font-size-complex="12pt"/>
    </style:style>
    <style:style style:name="P21" style:family="paragraph" style:parent-style-name="Text_20_body">
      <style:text-properties fo:font-variant="normal" fo:text-transform="none" fo:color="#212529" loext:opacity="100%" style:font-name="arial" fo:font-size="12pt" fo:letter-spacing="normal" fo:font-style="normal" fo:font-weight="normal" officeooo:rsid="000c35be" officeooo:paragraph-rsid="000c35be" style:font-size-asian="12pt" style:font-size-complex="12pt"/>
    </style:style>
    <style:style style:name="P22" style:family="paragraph" style:parent-style-name="Preformatted_20_Text">
      <style:text-properties fo:color="#000000" loext:opacity="100%" style:font-name="arial" fo:font-size="14pt" officeooo:rsid="000c35be" officeooo:paragraph-rsid="000c35be" style:font-size-asian="14pt" style:font-size-complex="14pt"/>
    </style:style>
    <style:style style:name="P23" style:family="paragraph" style:parent-style-name="Standard">
      <style:text-properties fo:color="#000000" loext:opacity="100%" style:font-name="arial" fo:font-size="14pt" officeooo:rsid="000c35be" officeooo:paragraph-rsid="000c35be" style:font-size-asian="14pt" style:font-size-complex="14pt"/>
    </style:style>
    <style:style style:name="P24" style:family="paragraph" style:parent-style-name="Standard">
      <style:text-properties fo:color="#000000" loext:opacity="100%" style:font-name="arial" fo:font-size="14pt" officeooo:rsid="000c35be" officeooo:paragraph-rsid="000fae1c" style:font-size-asian="14pt" style:font-size-complex="14pt"/>
    </style:style>
    <style:style style:name="P25" style:family="paragraph" style:parent-style-name="Standard">
      <style:text-properties fo:color="#000000" loext:opacity="100%" style:font-name="arial" fo:font-size="14pt" fo:font-weight="bold" officeooo:rsid="000c35be" officeooo:paragraph-rsid="000fae1c" style:font-size-asian="14pt" style:font-weight-asian="bold" style:font-size-complex="14pt" style:font-weight-complex="bold"/>
    </style:style>
    <style:style style:name="P26" style:family="paragraph" style:parent-style-name="Standard">
      <style:text-properties fo:color="#000000" loext:opacity="100%" style:font-name="arial" fo:font-size="14pt" fo:font-weight="bold" officeooo:paragraph-rsid="00110e05" style:font-size-asian="14pt" style:font-weight-asian="bold" style:font-size-complex="14pt" style:font-weight-complex="bold"/>
    </style:style>
    <style:style style:name="P27" style:family="paragraph" style:parent-style-name="Standard">
      <style:text-properties fo:color="#000000" loext:opacity="100%" style:font-name="arial" officeooo:rsid="0007d6ad" officeooo:paragraph-rsid="0007d6ad"/>
    </style:style>
    <style:style style:name="P28" style:family="paragraph" style:parent-style-name="Standard">
      <style:text-properties fo:color="#000000" loext:opacity="100%" style:font-name="arial" officeooo:rsid="000c35be" officeooo:paragraph-rsid="000c35be"/>
    </style:style>
    <style:style style:name="P29" style:family="paragraph" style:parent-style-name="Standard">
      <style:text-properties fo:color="#000000" loext:opacity="100%" style:font-name="arial" officeooo:rsid="000c35be" officeooo:paragraph-rsid="000fae1c"/>
    </style:style>
    <style:style style:name="P30" style:family="paragraph" style:parent-style-name="Standard">
      <style:text-properties fo:color="#000000" loext:opacity="100%" style:font-name="arial" fo:font-size="16pt" fo:font-weight="bold" officeooo:rsid="000c35be" officeooo:paragraph-rsid="000c35be" style:font-size-asian="16pt" style:font-weight-asian="bold" style:font-size-complex="16pt" style:font-weight-complex="bold"/>
    </style:style>
    <style:style style:name="P31" style:family="paragraph" style:parent-style-name="Standard">
      <style:text-properties fo:color="#000000" loext:opacity="100%" style:font-name="arial" officeooo:rsid="000fae1c" officeooo:paragraph-rsid="000fae1c"/>
    </style:style>
    <style:style style:name="P32" style:family="paragraph" style:parent-style-name="Standard">
      <style:text-properties fo:color="#000000" loext:opacity="100%" style:font-name="arial" fo:font-size="12pt" officeooo:rsid="000c35be" officeooo:paragraph-rsid="000c35be" style:font-size-asian="12pt" style:font-size-complex="12pt"/>
    </style:style>
    <style:style style:name="P33" style:family="paragraph" style:parent-style-name="Standard">
      <style:text-properties fo:color="#000000" loext:opacity="100%" officeooo:rsid="000c35be" officeooo:paragraph-rsid="000c35be"/>
    </style:style>
    <style:style style:name="P34" style:family="paragraph" style:parent-style-name="Preformatted_20_Text">
      <style:text-properties officeooo:paragraph-rsid="000fae1c"/>
    </style:style>
    <style:style style:name="P35"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style>
    <style:style style:name="P36" style:family="paragraph" style:parent-style-name="Standard">
      <style:text-properties fo:color="#c9211e" loext:opacity="100%" style:font-name="arial" officeooo:rsid="0007b4c0" officeooo:paragraph-rsid="0007b4c0"/>
    </style:style>
    <style:style style:name="P37" style:family="paragraph" style:parent-style-name="Standard">
      <style:text-properties fo:color="#00a933" loext:opacity="100%" style:font-name="arial" officeooo:rsid="0007b4c0" officeooo:paragraph-rsid="0007b4c0"/>
    </style:style>
    <style:style style:name="P38" style:family="paragraph" style:parent-style-name="Standard">
      <style:text-properties fo:color="#1e6a39" loext:opacity="100%" style:font-name="arial" officeooo:rsid="0007d6ad" officeooo:paragraph-rsid="0007d6ad"/>
    </style:style>
    <style:style style:name="P39" style:family="paragraph" style:parent-style-name="Standard">
      <style:text-properties fo:color="#ff0000" loext:opacity="100%" style:font-name="arial" officeooo:rsid="0007d6ad" officeooo:paragraph-rsid="0007d6ad"/>
    </style:style>
    <style:style style:name="P40" style:family="paragraph" style:parent-style-name="Text_20_body">
      <style:text-properties officeooo:paragraph-rsid="000c35be"/>
    </style:style>
    <style:style style:name="P41" style:family="paragraph" style:parent-style-name="Preformatted_20_Text">
      <style:text-properties fo:font-variant="normal" fo:text-transform="none" fo:color="#c9211e" loext:opacity="100%" style:font-name="arial" fo:font-size="12pt" fo:letter-spacing="normal" fo:font-style="normal" fo:font-weight="normal" officeooo:rsid="000fae1c" officeooo:paragraph-rsid="000fae1c" style:font-size-asian="12pt" style:font-size-complex="12pt"/>
    </style:style>
    <style:style style:name="P42" style:family="paragraph" style:parent-style-name="Preformatted_20_Text">
      <style:text-properties fo:font-variant="normal" fo:text-transform="none" fo:color="#c9211e" loext:opacity="100%" style:font-name="Consolas" fo:font-size="12pt" fo:letter-spacing="normal" fo:font-style="normal" fo:font-weight="normal" officeooo:rsid="000fae1c" officeooo:paragraph-rsid="000fae1c" style:font-size-asian="12pt" style:font-size-complex="12pt"/>
    </style:style>
    <style:style style:name="P43" style:family="paragraph" style:parent-style-name="Standard">
      <style:text-properties fo:font-variant="normal" fo:text-transform="none" fo:color="#000000" loext:opacity="100%" style:font-name="arial" fo:font-size="14pt" fo:letter-spacing="normal" fo:font-style="normal" fo:font-weight="normal" officeooo:rsid="000c35be" officeooo:paragraph-rsid="000c35be"/>
    </style:style>
    <style:style style:name="P44" style:family="paragraph" style:parent-style-name="Text_20_body" style:list-style-name="L1"/>
    <style:style style:name="T1" style:family="text">
      <style:text-properties fo:color="#c9211e" loext:opacity="100%"/>
    </style:style>
    <style:style style:name="T2" style:family="text">
      <style:text-properties fo:color="#c9211e" loext:opacity="100%" style:font-name="arial"/>
    </style:style>
    <style:style style:name="T3" style:family="text">
      <style:text-properties fo:color="#c9211e" loext:opacity="100%" style:font-name="arial" officeooo:rsid="000c35be"/>
    </style:style>
    <style:style style:name="T4" style:family="text">
      <style:text-properties fo:color="#c9211e" loext:opacity="100%" style:font-name="arial" fo:language="en" fo:country="US"/>
    </style:style>
    <style:style style:name="T5" style:family="text">
      <style:text-properties fo:color="#c9211e" loext:opacity="100%" fo:font-size="12pt" officeooo:rsid="000fae1c" style:font-size-asian="12pt" style:font-size-complex="12pt"/>
    </style:style>
    <style:style style:name="T6" style:family="text">
      <style:text-properties fo:color="#c9211e" loext:opacity="100%" style:font-name="Consolas" fo:font-size="12pt" officeooo:rsid="000fae1c" style:font-size-asian="12pt" style:font-size-complex="12pt"/>
    </style:style>
    <style:style style:name="T7" style:family="text">
      <style:text-properties fo:color="#c9211e" loext:opacity="100%" style:text-line-through-style="none" style:text-line-through-type="none" style:font-name="arial" fo:font-size="12pt" style:text-underline-style="none" officeooo:rsid="0012905c" style:text-blinking="false" style:font-size-asian="12pt" style:font-size-complex="12pt" loext:padding="0cm" loext:border="none"/>
    </style:style>
    <style:style style:name="T8" style:family="text">
      <style:text-properties fo:color="#c9211e" loext:opacity="100%" style:text-line-through-style="none" style:text-line-through-type="none" style:font-name="arial" fo:font-size="12pt" style:text-underline-style="none" style:text-blinking="false" style:font-size-asian="12pt" style:font-size-complex="12pt" loext:padding="0cm" loext:border="none"/>
    </style:style>
    <style:style style:name="T9" style:family="text">
      <style:text-properties fo:color="#c9211e" loext:opacity="100%" officeooo:rsid="000fae1c"/>
    </style:style>
    <style:style style:name="T10" style:family="text">
      <style:text-properties fo:color="#00a933" loext:opacity="100%"/>
    </style:style>
    <style:style style:name="T11" style:family="text">
      <style:text-properties fo:color="#2a6099" loext:opacity="100%"/>
    </style:style>
    <style:style style:name="T12" style:family="text">
      <style:text-properties fo:font-weight="bold" style:font-weight-asian="bold" style:font-weight-complex="bold"/>
    </style:style>
    <style:style style:name="T13" style:family="text">
      <style:text-properties fo:font-weight="bold" officeooo:rsid="000fae1c" style:font-weight-asian="bold" style:font-weight-complex="bold"/>
    </style:style>
    <style:style style:name="T14" style:family="text">
      <style:text-properties fo:color="#ff0000" loext:opacity="100%"/>
    </style:style>
    <style:style style:name="T15" style:family="text">
      <style:text-properties officeooo:rsid="000c35be"/>
    </style:style>
    <style:style style:name="T16" style:family="text">
      <style:text-properties fo:font-variant="normal" fo:text-transform="none" fo:color="#c9211e" loext:opacity="100%" fo:letter-spacing="normal" fo:font-style="normal" fo:font-weight="normal" fo:background-color="#ececec" loext:char-shading-value="0" loext:padding="0cm" loext:border="none"/>
    </style:style>
    <style:style style:name="T17" style:family="text">
      <style:text-properties fo:font-variant="normal" fo:text-transform="none" fo:color="#c9211e" loext:opacity="100%" fo:letter-spacing="normal" fo:font-style="normal" officeooo:rsid="000fae1c"/>
    </style:style>
    <style:style style:name="T18" style:family="text">
      <style:text-properties fo:font-variant="normal" fo:text-transform="none" fo:color="#c9211e" loext:opacity="100%" fo:letter-spacing="normal" fo:font-style="normal" officeooo:rsid="00110e05"/>
    </style:style>
    <style:style style:name="T19" style:family="text">
      <style:text-properties fo:font-variant="normal" fo:text-transform="none" fo:color="#c9211e" loext:opacity="100%" style:font-name="arial" fo:letter-spacing="normal" fo:font-style="normal" fo:font-weight="bold" style:font-weight-asian="bold" style:font-weight-complex="bold"/>
    </style:style>
    <style:style style:name="T20" style:family="text">
      <style:text-properties fo:font-variant="normal" fo:text-transform="none" fo:color="#c9211e" loext:opacity="100%" style:font-name="arial" fo:font-size="12pt" fo:letter-spacing="normal" fo:font-style="normal" fo:font-weight="normal" style:font-size-asian="12pt" style:font-size-complex="12pt"/>
    </style:style>
    <style:style style:name="T21" style:family="text">
      <style:text-properties fo:font-variant="normal" fo:text-transform="none" fo:color="#c9211e" loext:opacity="100%" style:text-line-through-style="none" style:text-line-through-type="none" style:font-name="arial" fo:font-size="12pt" fo:letter-spacing="normal" fo:font-style="normal" style:text-underline-style="none" fo:font-weight="normal" officeooo:rsid="000fae1c" style:text-blinking="false" style:font-size-asian="12pt" style:font-size-complex="12pt" loext:padding="0cm" loext:border="none"/>
    </style:style>
    <style:style style:name="T22" style:family="text">
      <style:text-properties fo:font-variant="normal" fo:text-transform="none" fo:color="#c9211e"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23" style:family="text">
      <style:text-properties fo:font-variant="normal" fo:text-transform="none" fo:color="#c9211e" loext:opacity="100%" style:text-line-through-style="none" style:text-line-through-type="none" style:font-name="arial" fo:font-size="12pt" fo:letter-spacing="normal" fo:font-style="normal" style:text-underline-style="none" fo:font-weight="normal" officeooo:rsid="00137554" style:text-blinking="false" style:font-size-asian="12pt" style:font-size-complex="12pt" loext:padding="0cm" loext:border="none"/>
    </style:style>
    <style:style style:name="T24" style:family="text">
      <style:text-properties fo:font-variant="normal" fo:text-transform="none" style:font-name="arial" fo:font-size="12pt" fo:letter-spacing="normal" fo:font-style="normal" fo:font-weight="normal" style:font-size-asian="12pt" style:font-size-complex="12pt"/>
    </style:style>
    <style:style style:name="T25" style:family="text">
      <style:text-properties fo:font-variant="normal" fo:text-transform="none" style:font-name="arial" fo:font-size="12pt" fo:letter-spacing="normal" fo:font-style="normal" fo:font-weight="normal" officeooo:rsid="000dd48c" style:font-size-asian="12pt" style:font-size-complex="12pt"/>
    </style:style>
    <style:style style:name="T26" style:family="text">
      <style:text-properties fo:font-variant="normal" fo:text-transform="none" fo:color="#111111" loext:opacity="100%" fo:letter-spacing="normal" fo:font-style="normal"/>
    </style:style>
    <style:style style:name="T27" style:family="text">
      <style:text-properties fo:font-variant="normal" fo:text-transform="none" fo:color="#212529" loext:opacity="100%" fo:letter-spacing="normal"/>
    </style:style>
    <style:style style:name="T28" style:family="text">
      <style:text-properties fo:font-variant="normal" fo:text-transform="none" fo:color="#212529" loext:opacity="100%" fo:letter-spacing="normal" fo:font-style="normal" fo:font-weight="normal"/>
    </style:style>
    <style:style style:name="T29" style:family="text">
      <style:text-properties style:font-name="arial"/>
    </style:style>
    <style:style style:name="T30" style:family="text">
      <style:text-properties style:font-name="arial" fo:language="en" fo:country="US"/>
    </style:style>
    <style:style style:name="T31" style:family="text">
      <style:text-properties officeooo:rsid="000fae1c"/>
    </style:style>
    <style:style style:name="T32" style:family="text">
      <style:text-properties officeooo:rsid="0012905c"/>
    </style:style>
    <style:style style:name="T33" style:family="text">
      <style:text-properties officeooo:rsid="00145867"/>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KE FILE</text:p>
      <text:p text:style-name="P3"/>
      <text:p text:style-name="P4">Pour utiliser le make file la commande dans le terminal est : make</text:p>
      <text:p text:style-name="P4"/>
      <text:p text:style-name="P5">Pour mettre une ligne en commentaire : #</text:p>
      <text:p text:style-name="P6"/>
      <text:p text:style-name="P6">REGLES STANDARD</text:p>
      <text:p text:style-name="P3"><text:span text:style-name="T12">all </text:span>(cible par defaut du makefile, equivalent de main en c)</text:p>
      <text:p text:style-name="P3"><text:span text:style-name="T12">clean</text:span> </text:p>
      <text:p text:style-name="P3"/>
      <text:p text:style-name="P3">cible<text:span text:style-name="T11">(target)</text:span>: dependance<text:span text:style-name="T11">(pre-requisites)</text:span></text:p>
      <text:p text:style-name="P3"><text:span text:style-name="T33">&lt;tabulation&gt;<text:tab/></text:span>commandes<text:span text:style-name="T11">(recipe)</text:span></text:p>
      <text:p text:style-name="P3"/>
      <text:p text:style-name="P3">EXEMPLE :</text:p>
      <text:p text:style-name="P3"/>
      <text:p text:style-name="P3"><text:span text:style-name="T11">hello:</text:span> <text:span text:style-name="T1">hello.o </text:span><text:span text:style-name="T10">main.o</text:span></text:p>
      <text:p text:style-name="P3"><text:tab/><text:span text:style-name="T11">gcc -o hello hello.o main.c</text:span></text:p>
      <text:p text:style-name="P3"/>
      <text:p text:style-name="P36">hello.o: hello.c</text:p>
      <text:p text:style-name="P36"><text:tab/>gcc -o hello.o -c hello.c -W -Wall -Werror</text:p>
      <text:p text:style-name="P3"/>
      <text:p text:style-name="P37">main.o: main.c</text:p>
      <text:p text:style-name="P37"><text:tab/>gcc -o main.o -c main.c -W -Wall -Werror</text:p>
      <text:p text:style-name="P37"/>
      <text:p text:style-name="P37"/>
      <text:p text:style-name="P27">////////////////////////////////////////////////////////////////////////</text:p>
      <text:p text:style-name="P27"/>
      <text:p text:style-name="P38">// Je veux copier le contenu d'un fichier "file1" dans un autre fichier "file2"</text:p>
      <text:p text:style-name="P38"/>
      <text:p text:style-name="P38">// je cree la regle finale qui va utiliser file1 pour copier son contenu dans file2</text:p>
      <text:p text:style-name="P38"><text:span text:style-name="T11">all: </text:span><text:span text:style-name="T14">file1</text:span></text:p>
      <text:p text:style-name="P38"><text:tab/><text:span text:style-name="T11">cat file1 &gt; file2</text:span></text:p>
      <text:p text:style-name="P38"/>
      <text:p text:style-name="P38">// je vais faire une deuxieme regle qui gere le cas "si file1" : s'il n'existe pas deja je vais le creer et mettre dedans "hello". Ici pas de dependance puisqu'on cree un fichier from scratch</text:p>
      <text:p text:style-name="P27"/>
      <text:p text:style-name="P39">file1:</text:p>
      <text:p text:style-name="P39"><text:tab/>echo "hello" &gt; file1</text:p>
      <text:h text:style-name="P1" text:outline-level="2"/>
      <text:p text:style-name="P9"/>
      <text:p text:style-name="P9"/>
      <text:p text:style-name="P9"/>
      <text:p text:style-name="P9"/>
      <text:p text:style-name="P9"/>
      <text:h text:style-name="P1" text:outline-level="2"><text:bookmark text:name="Présentation_générale"/><text:soft-page-break/>COMPILATION : Présentation générale</text:h>
      <text:p text:style-name="P10">Un compilateur effectue les opérations suivantes<text:span text:style-name="T15"> </text:span>:</text:p>
      <text:p text:style-name="P40"><text:span text:style-name="T3">- </text:span><text:a xlink:type="simple" xlink:href="https://fr.wikipedia.org/wiki/Analyse_lexicale" text:style-name="Internet_20_link" text:visited-style-name="Visited_20_Internet_20_Link"><text:span text:style-name="T2">analyse lexicale</text:span></text:a></text:p>
      <text:p text:style-name="P40"><text:span text:style-name="T3">-</text:span><text:span text:style-name="T2"> pré-traitement (</text:span><text:a xlink:type="simple" xlink:href="https://fr.wikipedia.org/wiki/Préprocesseur" text:style-name="Internet_20_link" text:visited-style-name="Visited_20_Internet_20_Link">préprocesseur</text:a><text:span text:style-name="T2">)</text:span></text:p>
      <text:p text:style-name="P40"><text:span text:style-name="T3">- </text:span><text:a xlink:type="simple" xlink:href="https://fr.wikipedia.org/wiki/Analyse_syntaxique" text:style-name="Internet_20_link" text:visited-style-name="Visited_20_Internet_20_Link"><text:span text:style-name="T2">analyse syntaxique</text:span></text:a><text:span text:style-name="T3"> </text:span><text:span text:style-name="T2">(</text:span><text:span text:style-name="T4">parsing</text:span><text:span text:style-name="T2">)</text:span></text:p>
      <text:p text:style-name="P40"><text:span text:style-name="T3">- </text:span><text:a xlink:type="simple" xlink:href="https://fr.wikipedia.org/wiki/Analyse_sémantique" text:style-name="Internet_20_link" text:visited-style-name="Visited_20_Internet_20_Link"><text:span text:style-name="T2">analyse sémantique</text:span></text:a></text:p>
      <text:p text:style-name="P40"><text:span text:style-name="T3">- </text:span><text:a xlink:type="simple" xlink:href="https://fr.wikipedia.org/wiki/Génération_de_code_natif" text:style-name="Internet_20_link" text:visited-style-name="Visited_20_Internet_20_Link"><text:span text:style-name="T2">génération de code</text:span></text:a><text:span text:style-name="T3"> </text:span><text:a xlink:type="simple" xlink:href="https://fr.wikipedia.org/wiki/Optimisation_de_code" text:style-name="Internet_20_link" text:visited-style-name="Visited_20_Internet_20_Link">optimisé</text:a><text:span text:style-name="T2">. </text:span></text:p>
      <text:p text:style-name="P40"><text:span text:style-name="T2">La compilation est souvent suivie d'une étape d’</text:span><text:a xlink:type="simple" xlink:href="https://fr.wikipedia.org/wiki/Édition_des_liens" text:style-name="Internet_20_link" text:visited-style-name="Visited_20_Internet_20_Link">édition des liens</text:a><text:span text:style-name="T2">, pour générer un fichier exécutable. </text:span></text:p>
      <text:p text:style-name="P40"><text:span text:style-name="T29">Quand le programme compilé (code objet) est exécuté sur un ordinateur dont le processeur ou le système d'exploitation est différent de celui du compilateur, on parle de </text:span><text:a xlink:type="simple" xlink:href="https://fr.wikipedia.org/wiki/Compilation_croisée" text:style-name="Internet_20_link" text:visited-style-name="Visited_20_Internet_20_Link"><text:span text:style-name="T29">compilation croisée</text:span></text:a><text:span text:style-name="T29">.</text:span></text:p>
      <text:p text:style-name="P9">On distingue deux options de compilation :</text:p>
      <text:list xml:id="list1884370894" text:style-name="L1">
        <text:list-item>
          <text:p text:style-name="P44"><text:a xlink:type="simple" xlink:href="https://fr.wikipedia.org/wiki/Compilation_AOT" text:style-name="Internet_20_link" text:visited-style-name="Visited_20_Internet_20_Link"><text:span text:style-name="T30">Ahead-of-time</text:span></text:a><text:span text:style-name="T29"> (AOT), où il faut compiler le programme avant de lancer l'application : c'est la situation traditionnelle.</text:span></text:p>
        </text:list-item>
        <text:list-item>
          <text:p text:style-name="P44"><text:a xlink:type="simple" xlink:href="https://fr.wikipedia.org/wiki/Compilation_à_la_volée" text:style-name="Internet_20_link" text:visited-style-name="Visited_20_Internet_20_Link"><text:span text:style-name="T29">Compilation à la volée</text:span></text:a><text:span text:style-name="T29"> (</text:span><text:span text:style-name="T30">just-in-time</text:span><text:span text:style-name="T29">, en abrégé JIT) : cette faculté est apparue dans les années 1980 (par exemple avec </text:span><text:a xlink:type="simple" xlink:href="https://fr.wikipedia.org/wiki/Tcl/Tk" text:style-name="Internet_20_link" text:visited-style-name="Visited_20_Internet_20_Link"><text:span text:style-name="T29">Tcl/Tk</text:span></text:a><text:span text:style-name="T29">).</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30"><text:soft-page-break/>LA COMPILATION de GCC</text:p>
      <text:p text:style-name="P28"/>
      <text:p text:style-name="P31">OPTIONS :</text:p>
      <text:p text:style-name="P31">-o -&gt; donner un nom</text:p>
      <text:p text:style-name="P28"/>
      <text:p text:style-name="P24"><text:span text:style-name="T12">I. Le préprocesseur </text:span><text:span text:style-name="T13">: </text:span><text:span text:style-name="Example"><text:span text:style-name="T19">-E</text:span></text:span></text:p>
      <text:p text:style-name="P24"><text:span text:style-name="Example"><text:span text:style-name="T20"/></text:span></text:p>
      <text:p text:style-name="P33"><text:span text:style-name="T24">If you use the</text:span><text:span text:style-name="T25"> </text:span><text:span text:style-name="Example"><text:span text:style-name="T20">-E</text:span></text:span><text:span text:style-name="Example"><text:span text:style-name="T25"> </text:span></text:span><text:span text:style-name="T24">option, nothing is done except preprocessing.</text:span></text:p>
      <text:p text:style-name="P41">$ gcc -E main.c --&gt; main.i</text:p>
      <text:p text:style-name="P43"/>
      <text:p text:style-name="P25">II. Le compilateur <text:span text:style-name="T31">: </text:span><text:span text:style-name="T17">-C</text:span></text:p>
      <text:p text:style-name="P23"/>
      <text:p text:style-name="P41">$ gcc -C main.c --&gt; main.o</text:p>
      <text:p text:style-name="P23"/>
      <text:p text:style-name="P25">III. L'assembleur <text:span text:style-name="T31">: </text:span><text:span text:style-name="T17">-S</text:span></text:p>
      <text:p text:style-name="P21">L'assembleur GNU a été créé pour permettre l'assemblage des fichiers assembleurs générés par le compilateur. Ceci signifie que toutes les constructions des autres assembleurs conçus spécialement pour utiliser l'assembleur en tant que code source d'un programme ne sont pas forcément gérées par l'assembleur GNU. En revanche, la syntaxe de l'assembleur reste à peu près identique entre les différentes versions pour les différentes plates-formes. Bien entendu, les mnémoniques sont toujours spécifiques au processeur.</text:p>
      <text:p text:style-name="P19">L'assembleur GNU ne sera donc utilisé qu'avec le compilateur GNU pour la plate-forme correspondante en pratique. Si l'on veut réaliser du code assembleur soi-même, il est recommandé d'utiliser un assembleur spécialisé.</text:p>
      <text:p text:style-name="P14"><text:span text:style-name="T9">$ </text:span><text:span text:style-name="T1">-S main.c</text:span><text:span text:style-name="T9"> --&gt;</text:span><text:span text:style-name="T1"> main.s</text:span></text:p>
      <text:p text:style-name="P20"/>
      <text:p text:style-name="P20">En général, l'assemblage d'un fichier se fera avec la ligne de commande suivante :</text:p>
      <text:p text:style-name="P22"><text:bookmark text:name="contenuCoded0e1563"/><text:span text:style-name="Source_20_Text"><text:span text:style-name="T23">$ </text:span></text:span><text:span text:style-name="Source_20_Text"><text:span text:style-name="T22">as -o objet source</text:span></text:span></text:p>
      <text:p text:style-name="P32"/>
      <text:p text:style-name="P32"/>
      <text:p text:style-name="P25">IV. L'archiveur<text:span text:style-name="T31"> : </text:span><text:span text:style-name="T17"><text:s/></text:span><text:span text:style-name="T18">ar -r</text:span></text:p>
      <text:p text:style-name="P12"/>
      <text:p text:style-name="P34"><text:span text:style-name="Source_20_Text"><text:span text:style-name="T21">$ ar -r bibliothèque fichiers</text:span></text:span></text:p>
      <text:p text:style-name="P7">où bibliothèque est le nom de la bibliothèque et fichiers est la liste des fichiers objets à ajouter. ar n'ajoute pas les extensions aux noms des fichiers, le nom de la bibliothèque doit donc comprendre l'extension «<text:span text:style-name="T12"> </text:span>.a » et le nom des fichiers objets l'extension « .o ». Si l'archive contient déjà les fichiers objet passés en paramètre, ceux-ci sont remplacés. Si l'on ne veut remplacer que les fichiers de l'archive dont la date et l'heure de création sont antérieures à la date et l'heure de création des fichiers à ajouter, il faut utiliser l'option -ru à la place de l'option -r.</text:p>
      <text:p text:style-name="P7"/>
      <text:p text:style-name="P17">supprimer un fichier objet d'une bibliothèque :</text:p>
      <text:p text:style-name="P16"><text:bookmark text:name="contenuCoded0e1617"/><text:span text:style-name="Source_20_Text"><text:span text:style-name="T7">$ </text:span></text:span><text:span text:style-name="Source_20_Text"><text:span text:style-name="T8">ar -d bibliothèque fichier</text:span></text:span></text:p>
      <text:p text:style-name="P18"/>
      <text:p text:style-name="P18">lister les fichiers objet d'une archive, il faut utiliser la commande suivante<text:span text:style-name="T32"> </text:span>:</text:p>
      <text:p text:style-name="P35"><text:bookmark text:name="contenuCoded0e1623"/><text:span text:style-name="Source_20_Text"><text:span text:style-name="T22">ar -t bibliothèque</text:span></text:span></text:p>
      <text:p text:style-name="P18">extraire des fichiers objet d'une archive :</text:p>
      <text:p text:style-name="P15"><text:bookmark text:name="contenuCoded0e1629"/><text:soft-page-break/><text:span text:style-name="Source_20_Text"><text:span text:style-name="T8">ar -x bibliothèque fichier</text:span></text:span></text:p>
      <text:p text:style-name="P18"/>
      <text:p text:style-name="P8"><text:span text:style-name="T28">Si aucun fichier n'est spécifié, tous les fichiers sont extraits de l'archive. Si l'on fixer la date et l'heure de création des fichiers extraits à leur date d'archivage, il faut utiliser l'option </text:span><text:span text:style-name="T16">-xo</text:span><text:span text:style-name="T27"> </text:span><text:span text:style-name="T28">à la place de </text:span><text:span text:style-name="T16">-x</text:span><text:span text:style-name="T28">.</text:span></text:p>
      <text:p text:style-name="P7"/>
      <text:p text:style-name="P25">V. L<text:span text:style-name="T31">ie</text:span>r<text:span text:style-name="T31"> les bibliotheques : </text:span><text:span text:style-name="T17">-l</text:span></text:p>
      <text:p text:style-name="P12"/>
      <text:p text:style-name="P13">The option <text:span text:style-name="T1">-l</text:span> can be used to link with shared libraries. </text:p>
      <text:p text:style-name="P41">$ gcc <text:s/>-Wall main.c -o main -lCPPfile</text:p>
      <text:p text:style-name="P41"/>
      <text:p text:style-name="P26"><text:span text:style-name="T15">V. </text:span><text:span text:style-name="T26">Produce all the intermediate files</text:span><text:span text:style-name="T31"> : </text:span><text:span text:style-name="T17">-save-temps</text:span></text:p>
      <text:p text:style-name="P12"/>
      <text:p text:style-name="P13">The option <text:span text:style-name="T1">-l</text:span> can be used to link with shared libraries. </text:p>
      <text:p text:style-name="P11"><text:span text:style-name="T5">$ </text:span><text:span text:style-name="T6">gcc -save-temps main.c</text:span></text:p>
      <text:p text:style-name="P42">$ ls</text:p>
      <text:p text:style-name="P42">a.out <text:s/>main.c <text:s/>main.i <text:s/>main.o <text:s/>main.s</text:p>
      <text:p text:style-name="P42"/>
      <text:p text:style-name="P41"/>
      <text:p text:style-name="P41"/>
      <text:p text:style-name="P24"/>
      <text:p text:style-name="P24"/>
      <text:p text:style-name="P29"/>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enlo, Courier, Verdana, sans-serif"/>
    <style:font-face style:name="Courier New" svg:font-family="'Courier New', Courier, mono,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Times New Roman', Times, serif"/>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Verdana" svg:font-family="Verdana, Amiko,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1:22:36.006872194</meta:creation-date>
    <dc:date>2023-04-11T16:25:27.106516992</dc:date>
    <meta:editing-duration>PT1H45M22S</meta:editing-duration>
    <meta:editing-cycles>10</meta:editing-cycles>
    <meta:generator>LibreOffice/7.3.7.2$Linux_X86_64 LibreOffice_project/30$Build-2</meta:generator>
    <meta:document-statistic meta:table-count="0" meta:image-count="0" meta:object-count="0" meta:page-count="4" meta:paragraph-count="67" meta:word-count="691" meta:character-count="4204" meta:non-whitespace-character-count="3569"/>
  </office:meta>
</office:document-meta>
</file>